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b8482" officeooo:paragraph-rsid="000b848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b8482" officeooo:paragraph-rsid="000b848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MUNDO</text:p>
      <text:p text:style-name="P1"/>
      <text:p text:style-name="P2">Desenvolver-se-á um portal para o jornal digital Boletim da Serr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21:45:16.970137539</meta:creation-date>
    <dc:date>2023-10-17T13:10:44.746777394</dc:date>
    <meta:editing-duration>PT15H25M38S</meta:editing-duration>
    <meta:editing-cycles>1</meta:editing-cycles>
    <meta:document-statistic meta:table-count="0" meta:image-count="0" meta:object-count="0" meta:page-count="1" meta:paragraph-count="2" meta:word-count="11" meta:character-count="75" meta:non-whitespace-character-count="66"/>
    <meta:generator>LibreOffice/7.6.2.1$Linux_X86_64 LibreOffice_project/56f7684011345957bbf33a7ee678afaf4d2ba333</meta:generator>
  </office:meta>
</office:document-meta>
</file>